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taTransactionManagerTests.jtaTransactionManagerWithRollbackAndSynchronizationNe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taTransactionManagerTests.jtaTransactionManagerWithNoExceptionOnGlobalRollbackOnlyAndFailEa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Tests.jtaTransactionManagerWithPropagationRequiresNewAndExistingWithBegi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taTransactionManagerTests.jtaTransactionManagerWithSystemExceptionOn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taTransactionManagerTests.jtaTransactionManagerWithExistingTransactionAnd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taTransactionManagerTests.afterCompletion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Tests.jtaTransactionManagerWithPropagationRequiresNewAndExistingWithSuspe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taTransactionManagerTests.newJtaTransactionManager( UserTransaction ut , TransactionManager t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Tests.jtaTransactionManagerWithSystemExceptionOn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taTransactionManagerTests.jtaTransactionManagerWithCommitAndSynchronizationOnAct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taTransactionManagerTests.newJtaTransactionManager( TransactionManager t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Tests.jtaTransactionManagerWithPropagationRequiresNewAndSuspension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taTransactionManagerTests.jtaTransactionManagerWithExistingTransactionAndExceptionAndNoGlobal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taTransactionManagerTests.jtaTransactionManagerWithIllegalStateExceptionOn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taTransactionManagerTests.jtaTransactionManagerWithPropagationSupportsAndSynchronizationOnAct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taTransactionManagerTests.jtaTransactionManagerWithRollbackAndSynchronizationOnAct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taTransactionManagerTests.jtaTransactionManagerWithRollbackExceptionOn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taTransactionManagerTests.jtaTransactionManagerWithExistingTransactionAndSynchronizationNe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taTransactionManagerTests.jtaTransactionManagerWithSystemExceptionOnIsExi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taTransactionManagerTests.jtaTransactionManagerWithNotSupportedExceptionOnNested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taTransactionManagerTests.doInTransactionWithoutResult( 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taTransactionManagerTests.jtaTransactionManagerWithExistingTransactionAndCommi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taTransactionManagerTests.doTestJtaTransactionManagerWithNoExceptionOnGlobalRollbackOnly( boolean failEarl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JtaTransactionManagerTests.jtaTransactionManagerWithPropagationRequiresNewAnd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taTransactionManagerTests.jtaTransactionManagerWithExistingTransactionAndRollbackOnlyAndNoGlobal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taTransactionManagerTests.jtaTransactionManagerWithIsolation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taTransactionManagerTests.jtaTransactionManagerWithPropagation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taTransactionManagerTests.jtaTransactionManagerWithExistingAndPropagation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taTransactionManagerTests.jtaTransactionManagerWithDouble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taTransactionManagerTests.jtaTransactionManagerWithHeuristicMixedExceptionOn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taTransactionManagerTests.jtaTransactionManagerWithExistingTransactionAndSynchronizationOnAct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taTransactionManagerTests.jtaTransactionManagerWith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taTransactionManagerTests.jtaTransactionManagerWithPropagationRequire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JtaTransactionManagerTests.jtaTransactionManagerWithExistingTransactionAndJtaSynchron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taTransactionManagerTests.jtaTransactionManagerWithPropagationSupportsAndSynchronizationNe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taTransactionManagerTests.jtaTransactionManagerWithCommitAndSynchronizationNe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taTransactionManagerTests.jtaTransactionManagerWithRollbackAnd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taTransactionManagerTests.newJtaTransactionManager( UserTransaction 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Tests.jtaTransactionManagerWith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taTransactionManager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taTransactionManagerTests.jtaTransactionManagerWithPropagationRequiresNewWithin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taTransactionManagerTests.jtaTransactionManagerWithPropagation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taTransactionManagerTests.jtaTransactionManagerWithExistingTransactionA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taTransactionManagerTests.jtaTransactionManagerWithNoExceptionOnGlobal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ManagerTests.jtaTransactionManagerWithHeuristicRollbackExceptionOn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taTransactionManagerTests.jtaTransactionManagerWithNested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taTransactionManagerTests.jtaTransactionManagerWithDouble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taTransactionManagerTests.jtaTransactionManagerWithUnsupportedOperationExceptionOnNested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taTransactionManagerTests.jtaTransactionManagerWithPropagationRequiresNewAndExi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taTransactionManagerTests.jtaTransactionManagerWithSystemExceptionOn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taTransactionManagerTests.jtaTransactionManagerWithSystemExceptionOn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